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adi_5f_global" style:display-name="tableau_adi_global" style:family="table">
      <style:table-properties style:width="16.999cm" table:align="margins" fo:background-color="transparent" fo:keep-with-next="auto" style:may-break-between-rows="true">
        <style:background-image/>
      </style:table-properties>
    </style:style>
    <style:style style:name="tableau_5f_adi_5f_global.A" style:display-name="tableau_adi_global.A" style:family="table-column">
      <style:table-column-properties style:column-width="7.541cm" style:rel-column-width="4275*"/>
    </style:style>
    <style:style style:name="tableau_5f_adi_5f_global.B" style:display-name="tableau_adi_global.B" style:family="table-column">
      <style:table-column-properties style:column-width="4.18cm" style:rel-column-width="2370*"/>
    </style:style>
    <style:style style:name="tableau_5f_adi_5f_global.C" style:display-name="tableau_adi_global.C" style:family="table-column">
      <style:table-column-properties style:column-width="5.278cm" style:rel-column-width="2992*"/>
    </style:style>
    <style:style style:name="tableau_5f_adi_5f_global.1" style:display-name="tableau_adi_global.1" style:family="table-row">
      <style:table-row-properties style:row-height="2cm" fo:background-color="#e6e6e6">
        <style:background-image/>
      </style:table-row-properties>
    </style:style>
    <style:style style:name="tableau_5f_adi_5f_global.A1" style:display-name="tableau_adi_global.A1" style:family="table-cell">
      <style:table-cell-properties fo:background-color="#e6e6e6" fo:padding-left="0.199cm" fo:padding-right="0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leau_5f_adi_5f_global.C1" style:display-name="tableau_adi_global.C1" style:family="table-cell">
      <style:table-cell-properties fo:background-color="#e6e6e6" fo:padding-left="0.199cm" fo:padding-right="0cm" fo:padding-top="0cm" fo:padding-bottom="0cm" fo:border="0.018cm solid #000000">
        <style:background-image/>
      </style:table-cell-properties>
    </style:style>
    <style:style style:name="tableau_5f_adi_5f_global.2" style:display-name="tableau_adi_global.2" style:family="table-row">
      <style:table-row-properties style:min-row-height="0.6cm" fo:background-color="transparent">
        <style:background-image/>
      </style:table-row-properties>
    </style:style>
    <style:style style:name="tableau_5f_adi_5f_global.A2" style:display-name="tableau_adi_global.A2" style:family="table-cell">
      <style:table-cell-properties fo:background-color="transparent" fo:padding-left="0.199cm" fo:padding-right="0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leau_5f_adi_5f_global.C2" style:display-name="tableau_adi_global.C2" style:family="table-cell">
      <style:table-cell-properties fo:background-color="transparent" fo:padding-left="0.199cm" fo:padding-right="0cm" fo:padding-top="0cm" fo:padding-bottom="0cm" fo:border-left="0.018cm solid #000000" fo:border-right="0.018cm solid #000000" fo:border-top="none" fo:border-bottom="0.018cm solid #000000">
        <style:background-image/>
      </style:table-cell-properties>
    </style:style>
    <style:style style:name="tableau_5f_adi_5f_global.4" style:display-name="tableau_adi_global.4" style:family="table-row">
      <style:table-row-properties style:min-row-height="0.7cm" fo:background-color="transparent">
        <style:background-image/>
      </style:table-row-properties>
    </style:style>
    <style:style style:name="tableau_5f_adi_5f_global.A4" style:display-name="tableau_adi_global.A4" style:family="table-cell">
      <style:table-cell-properties fo:background-color="transparent" fo:padding-left="0.199cm" fo:padding-right="0cm" fo:padding-top="0cm" fo:padding-bottom="0cm" fo:border="none">
        <style:background-image/>
      </style:table-cell-properties>
    </style:style>
    <style:style style:name="tableau_5f_adi_5f_global.C4" style:display-name="tableau_adi_global.C4" style:family="table-cell">
      <style:table-cell-properties fo:background-color="transparent" fo:padding-left="0.199cm" fo:padding-right="0cm" fo:padding-top="0cm" fo:padding-bottom="0cm" fo:border="0.088cm solid #808080">
        <style:background-image/>
      </style:table-cell-properties>
    </style:style>
    <style:style style:name="tableau_5f_adi_5f_global.C5" style:display-name="tableau_adi_global.C5" style:family="table-cell">
      <style:table-cell-properties fo:background-color="transparent" fo:padding-left="0.199cm" fo:padding-right="0cm" fo:padding-top="0cm" fo:padding-bottom="0cm" fo:border-left="0.088cm solid #808080" fo:border-right="0.088cm solid #808080" fo:border-top="none" fo:border-bottom="0.088cm solid #808080">
        <style:background-image/>
      </style:table-cell-properties>
    </style:style>
    <style:style style:name="P1" style:family="paragraph" style:parent-style-name="Standard">
      <style:text-properties style:font-name="Arial1" fo:font-size="3pt" style:font-size-asian="3pt" style:font-size-complex="3pt"/>
    </style:style>
    <style:style style:name="P2" style:family="paragraph" style:parent-style-name="Table_20_Contents_20_right">
      <style:paragraph-properties fo:margin-left="0cm" fo:margin-right="0.15cm" fo:text-indent="0cm" style:auto-text-indent="false"/>
    </style:style>
    <style:style style:name="P3" style:family="paragraph" style:parent-style-name="Table_20_Contents_20_right">
      <style:paragraph-properties fo:margin-left="0cm" fo:margin-right="0.15cm" fo:text-indent="0cm" style:auto-text-indent="false"/>
    </style:style>
    <style:style style:name="T1" style:family="text">
      <style:text-properties fo:font-variant="normal" fo:text-transform="none" fo:color="#000000" fo:font-style="normal" fo:font-weight="normal" fo:background-color="transparent"/>
    </style:style>
    <style:style style:name="T2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_adi_global" table:style-name="tableau_5f_adi_5f_global">
        <table:table-column table:style-name="tableau_5f_adi_5f_global.A"/>
        <table:table-column table:style-name="tableau_5f_adi_5f_global.B"/>
        <table:table-column table:style-name="tableau_5f_adi_5f_global.C"/>
        <table:table-row table:style-name="tableau_5f_adi_5f_global.1">
          <table:table-cell table:style-name="tableau_5f_adi_5f_global.A1" office:value-type="string">
            <text:p text:style-name="Table_20_Contents_20_left"><text:span text:style-name="T1">%{HEADER_ROWS:0}%%{RM_IF_NO_DATA:true,0}%</text:span><text:span text:style-name="T2">%</text:span>{entete}%%=entete_adi_glob_nom=%</text:p>
          </table:table-cell>
          <table:table-cell table:style-name="tableau_5f_adi_5f_global.A1" office:value-type="string">
            <text:p text:style-name="Table_20_Contents_20_left">%=entete_adi_glob_droit=%</text:p>
          </table:table-cell>
          <table:table-cell table:style-name="tableau_5f_adi_5f_global.C1" office:value-type="string">
            <text:p text:style-name="Table_20_Contents_20_left">%=entete_adi_glob_non_reparti=%</text:p>
          </table:table-cell>
        </table:table-row>
        <table:table-row table:style-name="tableau_5f_adi_5f_global.2">
          <table:table-cell table:style-name="tableau_5f_adi_5f_global.A2" office:value-type="string">
            <text:p text:style-name="Table_20_Contents_20_left">%{colonneMenage}%</text:p>
          </table:table-cell>
          <table:table-cell table:style-name="tableau_5f_adi_5f_global.A2" office:value-type="string">
            <text:p text:style-name="Table_20_Contents_20_left">%=col_men=%</text:p>
          </table:table-cell>
          <table:table-cell table:style-name="tableau_5f_adi_5f_global.C2" office:value-type="string">
            <text:p text:style-name="P2">%=col_men_total=%</text:p>
          </table:table-cell>
        </table:table-row>
        <table:table-row table:style-name="tableau_5f_adi_5f_global.2">
          <table:table-cell table:style-name="tableau_5f_adi_5f_global.A2" office:value-type="string">
            <text:p text:style-name="Table_20_Contents_20_left">%{colonne}%%=col_nom=%</text:p>
          </table:table-cell>
          <table:table-cell table:style-name="tableau_5f_adi_5f_global.A2" office:value-type="string">
            <text:p text:style-name="Table_20_Contents_20_left">%=col_droit=%</text:p>
          </table:table-cell>
          <table:table-cell table:style-name="tableau_5f_adi_5f_global.C2" office:value-type="string">
            <text:p text:style-name="P2">%=col_mont_non_reparti=%</text:p>
          </table:table-cell>
        </table:table-row>
        <table:table-row table:style-name="tableau_5f_adi_5f_global.4">
          <table:table-cell table:style-name="tableau_5f_adi_5f_global.A4" office:value-type="string">
            <text:p text:style-name="Table_20_Contents_20_left">%{colonneTotal}%</text:p>
          </table:table-cell>
          <table:table-cell table:style-name="tableau_5f_adi_5f_global.A4" office:value-type="string">
            <text:p text:style-name="Table_20_Contents_20_left"/>
          </table:table-cell>
          <table:table-cell table:style-name="tableau_5f_adi_5f_global.C4" office:value-type="string">
            <text:p text:style-name="P2">%=col_mont_non_reparti_total=%</text:p>
          </table:table-cell>
        </table:table-row>
        <table:table-row table:style-name="tableau_5f_adi_5f_global.4">
          <table:table-cell table:style-name="tableau_5f_adi_5f_global.A4" office:value-type="string">
            <text:p text:style-name="Table_20_Contents_20_left">%{colonnePresta}%%=col_presta_vers_label=%</text:p>
          </table:table-cell>
          <table:table-cell table:style-name="tableau_5f_adi_5f_global.A4" office:value-type="string">
            <text:p text:style-name="P2">%=col_chf=%</text:p>
          </table:table-cell>
          <table:table-cell table:style-name="tableau_5f_adi_5f_global.C5" office:value-type="string">
            <text:p text:style-name="P2">%=col_mont_presta_vers=%</text:p>
          </table:table-cell>
        </table:table-row>
        <table:table-row table:style-name="tableau_5f_adi_5f_global.4">
          <table:table-cell table:style-name="tableau_5f_adi_5f_global.A4" office:value-type="string">
            <text:p text:style-name="Table_20_Contents_20_left">%{colonneAPayer}%%=col_a_payer_label=%</text:p>
          </table:table-cell>
          <table:table-cell table:style-name="tableau_5f_adi_5f_global.A4" office:value-type="string">
            <text:p text:style-name="P2">%=col_chf=%</text:p>
          </table:table-cell>
          <table:table-cell table:style-name="tableau_5f_adi_5f_global.C5" office:value-type="string">
            <text:p text:style-name="P2">%=col_mont_a_verser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10-25T10:45:48.94</dc:date>
    <meta:editing-cycles>115</meta:editing-cycles>
    <meta:editing-duration>PT14H26M59S</meta:editing-duration>
    <meta:document-statistic meta:table-count="1" meta:image-count="0" meta:object-count="0" meta:page-count="1" meta:paragraph-count="17" meta:word-count="17" meta:character-count="427"/>
    <meta:user-defined meta:name="Info 1"/>
    <meta:user-defined meta:name="Info 2"/>
    <meta:user-defined meta:name="Info 3"/>
    <meta:user-defined meta:name="Info 4"/>
  </office:meta>
</office:document-meta>
</file>